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pload.FileUp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.FileUpload( FileItemFactory fileItem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pload.setFileItemFactory( FileItem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.getFileItem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